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ring_Comparison_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Cosine_score</text:p>
          </table:table-cell>
          <table:table-cell office:value-type="string" calcext:value-type="string">
            <text:p>Deciphered_count</text:p>
          </table:table-cell>
          <table:table-cell office:value-type="string" calcext:value-type="string">
            <text:p>original_count</text:p>
          </table:table-cell>
          <table:table-cell office:value-type="string" calcext:value-type="string">
            <text:p>levenshtein_dista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pan text:style-name="T1">Correctly</text:span></text:p>
            <text:p><text:span text:style-name="T1">Identified </text:span></text:p>
            <text:p><text:span text:style-name="T1">Characters</text:span></text:p>
            <text:p><text:span text:style-name="T1">Percentage</text:span></text:p>
          </table:table-cell>
        </table:table-row>
        <table:table-row table:style-name="ro2">
          <table:table-cell office:value-type="string" calcext:value-type="string">
            <text:p>Kids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7.85909271240234" calcext:value-type="float">
            <text:p>7.85909271240234</text:p>
          </table:table-cell>
          <table:table-cell table:formula="of:=([.D2]-[.E2])/[.D2]*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GreenlandIceSheet_P2GlobalWarming.txt</text:p>
          </table:table-cell>
          <table:table-cell office:value-type="float" office:value="0.823666498672367" calcext:value-type="float">
            <text:p>0.823666498672367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office:value-type="float" office:value="11.4345734119415" calcext:value-type="float">
            <text:p>11.4345734119415</text:p>
          </table:table-cell>
          <table:table-cell table:formula="of:=([.D3]-[.E3])/[.D3]*100" office:value-type="float" office:value="97.7312390924956" calcext:value-type="float">
            <text:p>97.7312390924956</text:p>
          </table:table-cell>
        </table:table-row>
        <table:table-row table:style-name="ro2">
          <table:table-cell office:value-type="string" calcext:value-type="string">
            <text:p>Pumpkin1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3174962997437" calcext:value-type="float">
            <text:p>1.13174962997437</text:p>
          </table:table-cell>
          <table:table-cell table:formula="of:=([.D4]-[.E4])/[.D4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GreelanIceCap_P3Interlaken.txt</text:p>
          </table:table-cell>
          <table:table-cell office:value-type="float" office:value="0.91742353473845" calcext:value-type="float">
            <text:p>0.91742353473845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11.6372139453888" calcext:value-type="float">
            <text:p>11.6372139453888</text:p>
          </table:table-cell>
          <table:table-cell table:formula="of:=([.D5]-[.E5])/[.D5]*100" office:value-type="float" office:value="97.2413793103448" calcext:value-type="float">
            <text:p>97.2413793103448</text:p>
          </table:table-cell>
        </table:table-row>
        <table:table-row table:style-name="ro2">
          <table:table-cell office:value-type="string" calcext:value-type="string">
            <text:p>Autumn3_rule.txt</text:p>
          </table:table-cell>
          <table:table-cell office:value-type="float" office:value="0.793856620135735" calcext:value-type="float">
            <text:p>0.79385662013573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4020586013794" calcext:value-type="float">
            <text:p>1.14020586013794</text:p>
          </table:table-cell>
          <table:table-cell table:formula="of:=([.D6]-[.E6])/[.D6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Pumpkin1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74781036376953" calcext:value-type="float">
            <text:p>5.74781036376953</text:p>
          </table:table-cell>
          <table:table-cell table:formula="of:=([.D7]-[.E7])/[.D7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Autumn3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51809740066528" calcext:value-type="float">
            <text:p>1.51809740066528</text:p>
          </table:table-cell>
          <table:table-cell table:formula="of:=([.D8]-[.E8])/[.D8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1ChildLabour.txt</text:p>
          </table:table-cell>
          <table:table-cell office:value-type="float" office:value="0.85692452744258" calcext:value-type="float">
            <text:p>0.85692452744258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office:value-type="float" office:value="17" calcext:value-type="float">
            <text:p>17</text:p>
          </table:table-cell>
          <table:table-cell office:value-type="float" office:value="15.6074080467224" calcext:value-type="float">
            <text:p>15.6074080467224</text:p>
          </table:table-cell>
          <table:table-cell table:formula="of:=([.D9]-[.E9])/[.D9]*100" office:value-type="float" office:value="97.6223776223776" calcext:value-type="float">
            <text:p>97.6223776223776</text:p>
          </table:table-cell>
        </table:table-row>
        <table:table-row table:style-name="ro2">
          <table:table-cell office:value-type="string" calcext:value-type="string">
            <text:p>Kids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2220044136047" calcext:value-type="float">
            <text:p>1.42220044136047</text:p>
          </table:table-cell>
          <table:table-cell table:formula="of:=([.D10]-[.E10])/[.D10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skills.txt</text:p>
          </table:table-cell>
          <table:table-cell office:value-type="float" office:value="0.670820393249937" calcext:value-type="float">
            <text:p>0.67082039324993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.20381021499634" calcext:value-type="float">
            <text:p>1.20381021499634</text:p>
          </table:table-cell>
          <table:table-cell table:formula="of:=([.D11]-[.E11])/[.D11]*100" office:value-type="float" office:value="96.4285714285714" calcext:value-type="float">
            <text:p>96.4285714285714</text:p>
          </table:table-cell>
        </table:table-row>
        <table:table-row table:style-name="ro2">
          <table:table-cell office:value-type="string" calcext:value-type="string">
            <text:p>RainyLondon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5308284759521" calcext:value-type="float">
            <text:p>1.15308284759521</text:p>
          </table:table-cell>
          <table:table-cell table:formula="of:=([.D12]-[.E12])/[.D12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GreenlandIceSheet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2.2087695598602" calcext:value-type="float">
            <text:p>12.2087695598602</text:p>
          </table:table-cell>
          <table:table-cell table:formula="of:=([.D13]-[.E13])/[.D13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1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140202999115" calcext:value-type="float">
            <text:p>1.4140202999115</text:p>
          </table:table-cell>
          <table:table-cell table:formula="of:=([.D14]-[.E14])/[.D14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nlandIceSheet_P1ChildLabour.txt</text:p>
          </table:table-cell>
          <table:table-cell office:value-type="float" office:value="0.840218783670704" calcext:value-type="float">
            <text:p>0.840218783670704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6" calcext:value-type="float">
            <text:p>16</text:p>
          </table:table-cell>
          <table:table-cell office:value-type="float" office:value="14.1621692180634" calcext:value-type="float">
            <text:p>14.1621692180634</text:p>
          </table:table-cell>
          <table:table-cell table:formula="of:=([.D15]-[.E15])/[.D15]*100" office:value-type="float" office:value="97.7622377622378" calcext:value-type="float">
            <text:p>97.7622377622378</text:p>
          </table:table-cell>
        </table:table-row>
        <table:table-row table:style-name="ro2">
          <table:table-cell office:value-type="string" calcext:value-type="string">
            <text:p>Kids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67028474807739" calcext:value-type="float">
            <text:p>5.67028474807739</text:p>
          </table:table-cell>
          <table:table-cell table:formula="of:=([.D16]-[.E16])/[.D16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Kids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2050223350525" calcext:value-type="float">
            <text:p>1.12050223350525</text:p>
          </table:table-cell>
          <table:table-cell table:formula="of:=([.D17]-[.E17])/[.D17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Autumn3_States.txt</text:p>
          </table:table-cell>
          <table:table-cell office:value-type="float" office:value="0.933333333333333" calcext:value-type="float">
            <text:p>0.93333333333333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5.99562072753906" calcext:value-type="float">
            <text:p>5.99562072753906</text:p>
          </table:table-cell>
          <table:table-cell table:formula="of:=([.D18]-[.E18])/[.D18]*100" office:value-type="float" office:value="99.290780141844" calcext:value-type="float">
            <text:p>99.290780141844</text:p>
          </table:table-cell>
        </table:table-row>
        <table:table-row table:style-name="ro2">
          <table:table-cell office:value-type="string" calcext:value-type="string">
            <text:p>Autumn3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7.92655205726624" calcext:value-type="float">
            <text:p>7.92655205726624</text:p>
          </table:table-cell>
          <table:table-cell table:formula="of:=([.D19]-[.E19])/[.D19]*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GreelanIceCap_P2GlobalWarming.txt</text:p>
          </table:table-cell>
          <table:table-cell office:value-type="float" office:value="0.804361815109734" calcext:value-type="float">
            <text:p>0.804361815109734</text:p>
          </table:table-cell>
          <table:table-cell office:value-type="float" office:value="579" calcext:value-type="float">
            <text:p>579</text:p>
          </table:table-cell>
          <table:table-cell office:value-type="float" office:value="573" calcext:value-type="float">
            <text:p>573</text:p>
          </table:table-cell>
          <table:table-cell office:value-type="float" office:value="17" calcext:value-type="float">
            <text:p>17</text:p>
          </table:table-cell>
          <table:table-cell office:value-type="float" office:value="11.484076499939" calcext:value-type="float">
            <text:p>11.484076499939</text:p>
          </table:table-cell>
          <table:table-cell table:formula="of:=([.D20]-[.E20])/[.D20]*100" office:value-type="float" office:value="97.0331588132635" calcext:value-type="float">
            <text:p>97.0331588132635</text:p>
          </table:table-cell>
        </table:table-row>
        <table:table-row table:style-name="ro2">
          <table:table-cell office:value-type="string" calcext:value-type="string">
            <text:p>Pumpkin1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1.5479040145874" calcext:value-type="float">
            <text:p>11.5479040145874</text:p>
          </table:table-cell>
          <table:table-cell table:formula="of:=([.D21]-[.E21])/[.D21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Autumn3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3179059028626" calcext:value-type="float">
            <text:p>1.43179059028626</text:p>
          </table:table-cell>
          <table:table-cell table:formula="of:=([.D22]-[.E22])/[.D22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4624733924866" calcext:value-type="float">
            <text:p>1.44624733924866</text:p>
          </table:table-cell>
          <table:table-cell table:formula="of:=([.D23]-[.E23])/[.D2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2GlobalWarming.txt</text:p>
          </table:table-cell>
          <table:table-cell office:value-type="float" office:value="0.836536287714123" calcext:value-type="float">
            <text:p>0.836536287714123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11.3900060653687" calcext:value-type="float">
            <text:p>11.3900060653687</text:p>
          </table:table-cell>
          <table:table-cell table:formula="of:=([.D24]-[.E24])/[.D24]*100" office:value-type="float" office:value="98.4293193717278" calcext:value-type="float">
            <text:p>98.4293193717278</text:p>
          </table:table-cell>
        </table:table-row>
        <table:table-row table:style-name="ro2">
          <table:table-cell office:value-type="string" calcext:value-type="string">
            <text:p>dog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4885678291321" calcext:value-type="float">
            <text:p>1.24885678291321</text:p>
          </table:table-cell>
          <table:table-cell table:formula="of:=([.D25]-[.E25])/[.D25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3Interlaken.txt</text:p>
          </table:table-cell>
          <table:table-cell office:value-type="float" office:value="0.919534265866584" calcext:value-type="float">
            <text:p>0.919534265866584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11.5154545307159" calcext:value-type="float">
            <text:p>11.5154545307159</text:p>
          </table:table-cell>
          <table:table-cell table:formula="of:=([.D26]-[.E26])/[.D26]*100" office:value-type="float" office:value="97.2413793103448" calcext:value-type="float">
            <text:p>97.2413793103448</text:p>
          </table:table-cell>
        </table:table-row>
        <table:table-row table:style-name="ro2">
          <table:table-cell office:value-type="string" calcext:value-type="string">
            <text:p>Autumn1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43870425224304" calcext:value-type="float">
            <text:p>1.43870425224304</text:p>
          </table:table-cell>
          <table:table-cell table:formula="of:=([.D27]-[.E27])/[.D27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P4Europe.txt</text:p>
          </table:table-cell>
          <table:table-cell office:value-type="float" office:value="0.939070100121036" calcext:value-type="float">
            <text:p>0.939070100121036</text:p>
          </table:table-cell>
          <table:table-cell office:value-type="float" office:value="598" calcext:value-type="float">
            <text:p>598</text:p>
          </table:table-cell>
          <table:table-cell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  <table:table-cell office:value-type="float" office:value="11.8068993091583" calcext:value-type="float">
            <text:p>11.8068993091583</text:p>
          </table:table-cell>
          <table:table-cell table:formula="of:=([.D28]-[.E28])/[.D28]*100" office:value-type="float" office:value="97.8151260504202" calcext:value-type="float">
            <text:p>97.8151260504202</text:p>
          </table:table-cell>
        </table:table-row>
        <table:table-row table:style-name="ro2">
          <table:table-cell office:value-type="string" calcext:value-type="string">
            <text:p>Pumpkin1_Level.txt</text:p>
          </table:table-cell>
          <table:table-cell office:value-type="float" office:value="0.90737135647286" calcext:value-type="float">
            <text:p>0.90737135647286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5" calcext:value-type="float">
            <text:p>5</text:p>
          </table:table-cell>
          <table:table-cell office:value-type="float" office:value="8.0092875957489" calcext:value-type="float">
            <text:p>8.0092875957489</text:p>
          </table:table-cell>
          <table:table-cell table:formula="of:=([.D29]-[.E29])/[.D29]*100" office:value-type="float" office:value="98.7373737373737" calcext:value-type="float">
            <text:p>98.7373737373737</text:p>
          </table:table-cell>
        </table:table-row>
        <table:table-row table:style-name="ro2">
          <table:table-cell office:value-type="string" calcext:value-type="string">
            <text:p>Kids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1.5153315067291" calcext:value-type="float">
            <text:p>11.5153315067291</text:p>
          </table:table-cell>
          <table:table-cell table:formula="of:=([.D30]-[.E30])/[.D30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GreelanIceCap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.13036751747131" calcext:value-type="float">
            <text:p>1.13036751747131</text:p>
          </table:table-cell>
          <table:table-cell table:formula="of:=([.D31]-[.E31])/[.D31]*100" office:value-type="float" office:value="93.8775510204082" calcext:value-type="float">
            <text:p>93.8775510204082</text:p>
          </table:table-cell>
        </table:table-row>
        <table:table-row table:style-name="ro2">
          <table:table-cell office:value-type="string" calcext:value-type="string">
            <text:p>Pumpkin1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5.5897798538208" calcext:value-type="float">
            <text:p>15.5897798538208</text:p>
          </table:table-cell>
          <table:table-cell table:formula="of:=([.D32]-[.E32])/[.D32]*100" office:value-type="float" office:value="98.1818181818182" calcext:value-type="float">
            <text:p>98.1818181818182</text:p>
          </table:table-cell>
        </table:table-row>
        <table:table-row table:style-name="ro2">
          <table:table-cell office:value-type="string" calcext:value-type="string">
            <text:p>GreenlandIceSheet_Workflow.txt</text:p>
          </table:table-cell>
          <table:table-cell office:value-type="float" office:value="0.668153104781061" calcext:value-type="float">
            <text:p>0.66815310478106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.34689974784851" calcext:value-type="float">
            <text:p>1.34689974784851</text:p>
          </table:table-cell>
          <table:table-cell table:formula="of:=([.D33]-[.E33])/[.D33]*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lanIceCap_P5Tamil.txt</text:p>
          </table:table-cell>
          <table:table-cell office:value-type="float" office:value="0.929358301824347" calcext:value-type="float">
            <text:p>0.929358301824347</text:p>
          </table:table-cell>
          <table:table-cell office:value-type="float" office:value="721" calcext:value-type="float">
            <text:p>721</text:p>
          </table:table-cell>
          <table:table-cell office:value-type="float" office:value="714" calcext:value-type="float">
            <text:p>714</text:p>
          </table:table-cell>
          <table:table-cell office:value-type="float" office:value="19" calcext:value-type="float">
            <text:p>19</text:p>
          </table:table-cell>
          <table:table-cell office:value-type="float" office:value="14.2337567806244" calcext:value-type="float">
            <text:p>14.2337567806244</text:p>
          </table:table-cell>
          <table:table-cell table:formula="of:=([.D34]-[.E34])/[.D34]*100" office:value-type="float" office:value="97.3389355742297" calcext:value-type="float">
            <text:p>97.3389355742297</text:p>
          </table:table-cell>
        </table:table-row>
        <table:table-row table:style-name="ro2">
          <table:table-cell office:value-type="string" calcext:value-type="string">
            <text:p>Autumn3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1.4430456161499" calcext:value-type="float">
            <text:p>11.4430456161499</text:p>
          </table:table-cell>
          <table:table-cell table:formula="of:=([.D35]-[.E35])/[.D35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Autumn1_P4Europe.txt</text:p>
          </table:table-cell>
          <table:table-cell office:value-type="float" office:value="0.941652742634692" calcext:value-type="float">
            <text:p>0.94165274263469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1.9629664421082" calcext:value-type="float">
            <text:p>11.9629664421082</text:p>
          </table:table-cell>
          <table:table-cell table:formula="of:=([.D36]-[.E36])/[.D36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3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43191885948181" calcext:value-type="float">
            <text:p>1.43191885948181</text:p>
          </table:table-cell>
          <table:table-cell table:formula="of:=([.D37]-[.E37])/[.D37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ids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5134129524231" calcext:value-type="float">
            <text:p>1.5134129524231</text:p>
          </table:table-cell>
          <table:table-cell table:formula="of:=([.D38]-[.E38])/[.D38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Kids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1.8875906467438" calcext:value-type="float">
            <text:p>11.8875906467438</text:p>
          </table:table-cell>
          <table:table-cell table:formula="of:=([.D39]-[.E39])/[.D39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Autumn1_Level.txt</text:p>
          </table:table-cell>
          <table:table-cell office:value-type="float" office:value="0.896728888453195" calcext:value-type="float">
            <text:p>0.896728888453195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7.82798051834106" calcext:value-type="float">
            <text:p>7.82798051834106</text:p>
          </table:table-cell>
          <table:table-cell table:formula="of:=([.D40]-[.E40])/[.D40]*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nlandIceSheet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6008105278015" calcext:value-type="float">
            <text:p>1.26008105278015</text:p>
          </table:table-cell>
          <table:table-cell table:formula="of:=([.D41]-[.E41])/[.D41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5Tamil.txt</text:p>
          </table:table-cell>
          <table:table-cell office:value-type="float" office:value="0.927503873845582" calcext:value-type="float">
            <text:p>0.927503873845582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2" calcext:value-type="float">
            <text:p>12</text:p>
          </table:table-cell>
          <table:table-cell office:value-type="float" office:value="15.6659951210022" calcext:value-type="float">
            <text:p>15.6659951210022</text:p>
          </table:table-cell>
          <table:table-cell table:formula="of:=([.D42]-[.E42])/[.D42]*100" office:value-type="float" office:value="98.3193277310924" calcext:value-type="float">
            <text:p>98.3193277310924</text:p>
          </table:table-cell>
        </table:table-row>
        <table:table-row table:style-name="ro2">
          <table:table-cell office:value-type="string" calcext:value-type="string">
            <text:p>Pumpkin1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8079595565796" calcext:value-type="float">
            <text:p>1.38079595565796</text:p>
          </table:table-cell>
          <table:table-cell table:formula="of:=([.D43]-[.E43])/[.D4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P1ChildLabour.txt</text:p>
          </table:table-cell>
          <table:table-cell office:value-type="float" office:value="0.835068159244925" calcext:value-type="float">
            <text:p>0.835068159244925</text:p>
          </table:table-cell>
          <table:table-cell office:value-type="float" office:value="721" calcext:value-type="float">
            <text:p>721</text:p>
          </table:table-cell>
          <table:table-cell office:value-type="float" office:value="715" calcext:value-type="float">
            <text:p>715</text:p>
          </table:table-cell>
          <table:table-cell office:value-type="float" office:value="22" calcext:value-type="float">
            <text:p>22</text:p>
          </table:table-cell>
          <table:table-cell office:value-type="float" office:value="14.3237352371216" calcext:value-type="float">
            <text:p>14.3237352371216</text:p>
          </table:table-cell>
          <table:table-cell table:formula="of:=([.D44]-[.E44])/[.D44]*100" office:value-type="float" office:value="96.9230769230769" calcext:value-type="float">
            <text:p>96.9230769230769</text:p>
          </table:table-cell>
        </table:table-row>
        <table:table-row table:style-name="ro2">
          <table:table-cell office:value-type="string" calcext:value-type="string">
            <text:p>GreenlandIceSheet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75173687934876" calcext:value-type="float">
            <text:p>5.75173687934876</text:p>
          </table:table-cell>
          <table:table-cell table:formula="of:=([.D45]-[.E45])/[.D45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Autumn1_P2GlobalWarming.txt</text:p>
          </table:table-cell>
          <table:table-cell office:value-type="float" office:value="0.842971182235001" calcext:value-type="float">
            <text:p>0.842971182235001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11.4485998153687" calcext:value-type="float">
            <text:p>11.4485998153687</text:p>
          </table:table-cell>
          <table:table-cell table:formula="of:=([.D46]-[.E46])/[.D46]*100" office:value-type="float" office:value="98.6038394415358" calcext:value-type="float">
            <text:p>98.6038394415358</text:p>
          </table:table-cell>
        </table:table-row>
        <table:table-row table:style-name="ro2">
          <table:table-cell office:value-type="string" calcext:value-type="string">
            <text:p>GreenlandIceSheet_P5Tamil.txt</text:p>
          </table:table-cell>
          <table:table-cell office:value-type="float" office:value="0.932562985623742" calcext:value-type="float">
            <text:p>0.932562985623742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4" calcext:value-type="float">
            <text:p>14</text:p>
          </table:table-cell>
          <table:table-cell office:value-type="float" office:value="16.1645798683167" calcext:value-type="float">
            <text:p>16.1645798683167</text:p>
          </table:table-cell>
          <table:table-cell table:formula="of:=([.D47]-[.E47])/[.D47]*100" office:value-type="float" office:value="98.0392156862745" calcext:value-type="float">
            <text:p>98.0392156862745</text:p>
          </table:table-cell>
        </table:table-row>
        <table:table-row table:style-name="ro2">
          <table:table-cell office:value-type="string" calcext:value-type="string">
            <text:p>Autumn1_P5Tamil.txt</text:p>
          </table:table-cell>
          <table:table-cell office:value-type="float" office:value="0.934095161081018" calcext:value-type="float">
            <text:p>0.934095161081018</text:p>
          </table:table-cell>
          <table:table-cell office:value-type="float" office:value="719" calcext:value-type="float">
            <text:p>719</text:p>
          </table:table-cell>
          <table:table-cell office:value-type="float" office:value="714" calcext:value-type="float">
            <text:p>714</text:p>
          </table:table-cell>
          <table:table-cell office:value-type="float" office:value="12" calcext:value-type="float">
            <text:p>12</text:p>
          </table:table-cell>
          <table:table-cell office:value-type="float" office:value="15.4386763572693" calcext:value-type="float">
            <text:p>15.4386763572693</text:p>
          </table:table-cell>
          <table:table-cell table:formula="of:=([.D48]-[.E48])/[.D48]*100" office:value-type="float" office:value="98.3193277310924" calcext:value-type="float">
            <text:p>98.3193277310924</text:p>
          </table:table-cell>
        </table:table-row>
        <table:table-row table:style-name="ro2">
          <table:table-cell office:value-type="string" calcext:value-type="string">
            <text:p>GreenlandIceSheet_Sensore.txt</text:p>
          </table:table-cell>
          <table:table-cell office:value-type="float" office:value="0.928571428571429" calcext:value-type="float">
            <text:p>0.92857142857142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.4217381477356" calcext:value-type="float">
            <text:p>1.4217381477356</text:p>
          </table:table-cell>
          <table:table-cell table:formula="of:=([.D49]-[.E49])/[.D49]*100" office:value-type="float" office:value="98.6301369863014" calcext:value-type="float">
            <text:p>98.6301369863014</text:p>
          </table:table-cell>
        </table:table-row>
        <table:table-row table:style-name="ro2">
          <table:table-cell office:value-type="string" calcext:value-type="string">
            <text:p>FamilyRunningMAsk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4313793182373" calcext:value-type="float">
            <text:p>1.14313793182373</text:p>
          </table:table-cell>
          <table:table-cell table:formula="of:=([.D50]-[.E50])/[.D50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Autumn3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4" calcext:value-type="float">
            <text:p>14</text:p>
          </table:table-cell>
          <table:table-cell office:value-type="float" office:value="14.3637599945068" calcext:value-type="float">
            <text:p>14.3637599945068</text:p>
          </table:table-cell>
          <table:table-cell table:formula="of:=([.D51]-[.E51])/[.D51]*100" office:value-type="float" office:value="98.041958041958" calcext:value-type="float">
            <text:p>98.041958041958</text:p>
          </table:table-cell>
        </table:table-row>
        <table:table-row table:style-name="ro2">
          <table:table-cell office:value-type="string" calcext:value-type="string">
            <text:p>RainyLondon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5460290908813" calcext:value-type="float">
            <text:p>1.25460290908813</text:p>
          </table:table-cell>
          <table:table-cell table:formula="of:=([.D52]-[.E52])/[.D52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2861313819885" calcext:value-type="float">
            <text:p>1.22861313819885</text:p>
          </table:table-cell>
          <table:table-cell table:formula="of:=([.D53]-[.E53])/[.D5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1_P1ChildLabour.txt</text:p>
          </table:table-cell>
          <table:table-cell office:value-type="float" office:value="0.84483537039417" calcext:value-type="float">
            <text:p>0.84483537039417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5" calcext:value-type="float">
            <text:p>15</text:p>
          </table:table-cell>
          <table:table-cell office:value-type="float" office:value="14.2170524597168" calcext:value-type="float">
            <text:p>14.2170524597168</text:p>
          </table:table-cell>
          <table:table-cell table:formula="of:=([.D54]-[.E54])/[.D54]*100" office:value-type="float" office:value="97.9020979020979" calcext:value-type="float">
            <text:p>97.9020979020979</text:p>
          </table:table-cell>
        </table:table-row>
        <table:table-row table:style-name="ro2">
          <table:table-cell office:value-type="string" calcext:value-type="string">
            <text:p>Autumn1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34393763542175" calcext:value-type="float">
            <text:p>1.34393763542175</text:p>
          </table:table-cell>
          <table:table-cell table:formula="of:=([.D55]-[.E55])/[.D55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FamilyRunningMAsk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39557528495789" calcext:value-type="float">
            <text:p>1.39557528495789</text:p>
          </table:table-cell>
          <table:table-cell table:formula="of:=([.D56]-[.E56])/[.D56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nlandIceSheet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14211654663086" calcext:value-type="float">
            <text:p>1.14211654663086</text:p>
          </table:table-cell>
          <table:table-cell table:formula="of:=([.D57]-[.E57])/[.D57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Pumpkin1_P2GlobalWarming.txt</text:p>
          </table:table-cell>
          <table:table-cell office:value-type="float" office:value="0.842971182235001" calcext:value-type="float">
            <text:p>0.842971182235001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11.3319652080536" calcext:value-type="float">
            <text:p>11.3319652080536</text:p>
          </table:table-cell>
          <table:table-cell table:formula="of:=([.D58]-[.E58])/[.D58]*100" office:value-type="float" office:value="98.6038394415358" calcext:value-type="float">
            <text:p>98.6038394415358</text:p>
          </table:table-cell>
        </table:table-row>
        <table:table-row table:style-name="ro2">
          <table:table-cell office:value-type="string" calcext:value-type="string">
            <text:p>GreelanIceCap_Level.txt</text:p>
          </table:table-cell>
          <table:table-cell office:value-type="float" office:value="0.90737135647286" calcext:value-type="float">
            <text:p>0.90737135647286</text:p>
          </table:table-cell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8.55022215843201" calcext:value-type="float">
            <text:p>8.55022215843201</text:p>
          </table:table-cell>
          <table:table-cell table:formula="of:=([.D59]-[.E59])/[.D59]*100" office:value-type="float" office:value="96.4646464646465" calcext:value-type="float">
            <text:p>96.4646464646465</text:p>
          </table:table-cell>
        </table:table-row>
        <table:table-row table:style-name="ro2">
          <table:table-cell office:value-type="string" calcext:value-type="string">
            <text:p>Kids_P5Tamil.txt</text:p>
          </table:table-cell>
          <table:table-cell office:value-type="float" office:value="0.935767669423136" calcext:value-type="float">
            <text:p>0.935767669423136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14.5015344619751" calcext:value-type="float">
            <text:p>14.5015344619751</text:p>
          </table:table-cell>
          <table:table-cell table:formula="of:=([.D60]-[.E60])/[.D60]*100" office:value-type="float" office:value="98.4593837535014" calcext:value-type="float">
            <text:p>98.4593837535014</text:p>
          </table:table-cell>
        </table:table-row>
        <table:table-row table:style-name="ro2">
          <table:table-cell office:value-type="string" calcext:value-type="string">
            <text:p>FamilyRunningMAsk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5476126670837" calcext:value-type="float">
            <text:p>1.45476126670837</text:p>
          </table:table-cell>
          <table:table-cell table:formula="of:=([.D61]-[.E61])/[.D61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Sensore.txt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.39767217636108" calcext:value-type="float">
            <text:p>1.39767217636108</text:p>
          </table:table-cell>
          <table:table-cell table:formula="of:=([.D62]-[.E62])/[.D62]*100" office:value-type="float" office:value="94.5205479452055" calcext:value-type="float">
            <text:p>94.5205479452055</text:p>
          </table:table-cell>
        </table:table-row>
        <table:table-row table:style-name="ro2">
          <table:table-cell office:value-type="string" calcext:value-type="string">
            <text:p>Kids_skills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26891493797302" calcext:value-type="float">
            <text:p>1.26891493797302</text:p>
          </table:table-cell>
          <table:table-cell table:formula="of:=([.D63]-[.E63])/[.D63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utumn3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5" calcext:value-type="float">
            <text:p>5</text:p>
          </table:table-cell>
          <table:table-cell office:value-type="float" office:value="11.8421146869659" calcext:value-type="float">
            <text:p>11.8421146869659</text:p>
          </table:table-cell>
          <table:table-cell table:formula="of:=([.D64]-[.E64])/[.D64]*100" office:value-type="float" office:value="99.1596638655462" calcext:value-type="float">
            <text:p>99.1596638655462</text:p>
          </table:table-cell>
        </table:table-row>
        <table:table-row table:style-name="ro2">
          <table:table-cell office:value-type="string" calcext:value-type="string">
            <text:p>RainyLondon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66214966773987" calcext:value-type="float">
            <text:p>5.66214966773987</text:p>
          </table:table-cell>
          <table:table-cell table:formula="of:=([.D65]-[.E65])/[.D65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Kids_P2GlobalWarming.txt</text:p>
          </table:table-cell>
          <table:table-cell office:value-type="float" office:value="0.836536287714123" calcext:value-type="float">
            <text:p>0.836536287714123</text:p>
          </table:table-cell>
          <table:table-cell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office:value-type="float" office:value="9" calcext:value-type="float">
            <text:p>9</text:p>
          </table:table-cell>
          <table:table-cell office:value-type="float" office:value="11.2043669223785" calcext:value-type="float">
            <text:p>11.2043669223785</text:p>
          </table:table-cell>
          <table:table-cell table:formula="of:=([.D66]-[.E66])/[.D66]*100" office:value-type="float" office:value="98.4293193717278" calcext:value-type="float">
            <text:p>98.4293193717278</text:p>
          </table:table-cell>
        </table:table-row>
        <table:table-row table:style-name="ro2">
          <table:table-cell office:value-type="string" calcext:value-type="string">
            <text:p>GreenlandIceSheet_Level.txt</text:p>
          </table:table-cell>
          <table:table-cell office:value-type="float" office:value="0.923548868801869" calcext:value-type="float">
            <text:p>0.923548868801869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7.74258089065552" calcext:value-type="float">
            <text:p>7.74258089065552</text:p>
          </table:table-cell>
          <table:table-cell table:formula="of:=([.D67]-[.E67])/[.D67]*100" office:value-type="float" office:value="98.4848484848485" calcext:value-type="float">
            <text:p>98.4848484848485</text:p>
          </table:table-cell>
        </table:table-row>
        <table:table-row table:style-name="ro2">
          <table:table-cell office:value-type="string" calcext:value-type="string">
            <text:p>GreelanIceCap_States.txt</text:p>
          </table:table-cell>
          <table:table-cell office:value-type="float" office:value="0.839146391678274" calcext:value-type="float">
            <text:p>0.83914639167827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6.48728322982788" calcext:value-type="float">
            <text:p>6.48728322982788</text:p>
          </table:table-cell>
          <table:table-cell table:formula="of:=([.D68]-[.E68])/[.D68]*100" office:value-type="float" office:value="97.1631205673759" calcext:value-type="float">
            <text:p>97.1631205673759</text:p>
          </table:table-cell>
        </table:table-row>
        <table:table-row table:style-name="ro2">
          <table:table-cell office:value-type="string" calcext:value-type="string">
            <text:p>RainyLondon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6" calcext:value-type="float">
            <text:p>6</text:p>
          </table:table-cell>
          <table:table-cell office:value-type="float" office:value="12.098335981369" calcext:value-type="float">
            <text:p>12.098335981369</text:p>
          </table:table-cell>
          <table:table-cell table:formula="of:=([.D69]-[.E69])/[.D69]*100" office:value-type="float" office:value="98.9915966386555" calcext:value-type="float">
            <text:p>98.9915966386555</text:p>
          </table:table-cell>
        </table:table-row>
        <table:table-row table:style-name="ro2">
          <table:table-cell office:value-type="string" calcext:value-type="string">
            <text:p>RainyLondon_Sensore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44002652168274" calcext:value-type="float">
            <text:p>1.44002652168274</text:p>
          </table:table-cell>
          <table:table-cell table:formula="of:=([.D70]-[.E70])/[.D70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Level.txt</text:p>
          </table:table-cell>
          <table:table-cell office:value-type="float" office:value="0.90737135647286" calcext:value-type="float">
            <text:p>0.90737135647286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8" calcext:value-type="float">
            <text:p>8</text:p>
          </table:table-cell>
          <table:table-cell office:value-type="float" office:value="7.74965023994446" calcext:value-type="float">
            <text:p>7.74965023994446</text:p>
          </table:table-cell>
          <table:table-cell table:formula="of:=([.D71]-[.E71])/[.D71]*100" office:value-type="float" office:value="97.979797979798" calcext:value-type="float">
            <text:p>97.979797979798</text:p>
          </table:table-cell>
        </table:table-row>
        <table:table-row table:style-name="ro2">
          <table:table-cell office:value-type="string" calcext:value-type="string">
            <text:p>FamilyRunningMAsk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4497857093811" calcext:value-type="float">
            <text:p>1.34497857093811</text:p>
          </table:table-cell>
          <table:table-cell table:formula="of:=([.D72]-[.E72])/[.D72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GreelanIceCap_Workflow.txt</text:p>
          </table:table-cell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.35921168327332" calcext:value-type="float">
            <text:p>1.35921168327332</text:p>
          </table:table-cell>
          <table:table-cell table:formula="of:=([.D73]-[.E73])/[.D73]*100" office:value-type="float" office:value="90.9090909090909" calcext:value-type="float">
            <text:p>90.9090909090909</text:p>
          </table:table-cell>
        </table:table-row>
        <table:table-row table:style-name="ro2">
          <table:table-cell office:value-type="string" calcext:value-type="string">
            <text:p>Autumn1_P3Interlaken.txt</text:p>
          </table:table-cell>
          <table:table-cell office:value-type="float" office:value="0.931854787382905" calcext:value-type="float">
            <text:p>0.931854787382905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1" calcext:value-type="float">
            <text:p>11</text:p>
          </table:table-cell>
          <table:table-cell office:value-type="float" office:value="13.0278623104095" calcext:value-type="float">
            <text:p>13.0278623104095</text:p>
          </table:table-cell>
          <table:table-cell table:formula="of:=([.D74]-[.E74])/[.D74]*100" office:value-type="float" office:value="98.1034482758621" calcext:value-type="float">
            <text:p>98.1034482758621</text:p>
          </table:table-cell>
        </table:table-row>
        <table:table-row table:style-name="ro2">
          <table:table-cell office:value-type="string" calcext:value-type="string">
            <text:p>dog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795268535614" calcext:value-type="float">
            <text:p>1.3795268535614</text:p>
          </table:table-cell>
          <table:table-cell table:formula="of:=([.D75]-[.E75])/[.D75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umpkin1_P4Europe.txt</text:p>
          </table:table-cell>
          <table:table-cell office:value-type="float" office:value="0.945473017193742" calcext:value-type="float">
            <text:p>0.945473017193742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office:value-type="float" office:value="11.8096742630005" calcext:value-type="float">
            <text:p>11.8096742630005</text:p>
          </table:table-cell>
          <table:table-cell table:formula="of:=([.D76]-[.E76])/[.D76]*100" office:value-type="float" office:value="99.327731092437" calcext:value-type="float">
            <text:p>99.327731092437</text:p>
          </table:table-cell>
        </table:table-row>
        <table:table-row table:style-name="ro2">
          <table:table-cell office:value-type="string" calcext:value-type="string">
            <text:p>Autumn1_rule.txt</text:p>
          </table:table-cell>
          <table:table-cell office:value-type="float" office:value="0.82915619758885" calcext:value-type="float">
            <text:p>0.8291561975888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.2472128868103" calcext:value-type="float">
            <text:p>1.2472128868103</text:p>
          </table:table-cell>
          <table:table-cell table:formula="of:=([.D77]-[.E77])/[.D77]*100" office:value-type="float" office:value="97.9591836734694" calcext:value-type="float">
            <text:p>97.9591836734694</text:p>
          </table:table-cell>
        </table:table-row>
        <table:table-row table:style-name="ro2">
          <table:table-cell office:value-type="string" calcext:value-type="string">
            <text:p>Kids_P1ChildLabour.txt</text:p>
          </table:table-cell>
          <table:table-cell office:value-type="float" office:value="0.849451957117635" calcext:value-type="float">
            <text:p>0.849451957117635</text:p>
          </table:table-cell>
          <table:table-cell office:value-type="float" office:value="720" calcext:value-type="float">
            <text:p>720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4.2821538448334" calcext:value-type="float">
            <text:p>14.2821538448334</text:p>
          </table:table-cell>
          <table:table-cell table:formula="of:=([.D78]-[.E78])/[.D78]*100" office:value-type="float" office:value="98.1818181818182" calcext:value-type="float">
            <text:p>98.1818181818182</text:p>
          </table:table-cell>
        </table:table-row>
        <table:table-row table:style-name="ro2">
          <table:table-cell office:value-type="string" calcext:value-type="string">
            <text:p>RainyLondon_Workflow.txt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35134243965149" calcext:value-type="float">
            <text:p>1.35134243965149</text:p>
          </table:table-cell>
          <table:table-cell table:formula="of:=([.D79]-[.E79])/[.D79]*1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ainyLondon_P5Tamil.txt</text:p>
          </table:table-cell>
          <table:table-cell office:value-type="float" office:value="0.926274887109163" calcext:value-type="float">
            <text:p>0.926274887109163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3" calcext:value-type="float">
            <text:p>13</text:p>
          </table:table-cell>
          <table:table-cell office:value-type="float" office:value="14.0625443458557" calcext:value-type="float">
            <text:p>14.0625443458557</text:p>
          </table:table-cell>
          <table:table-cell table:formula="of:=([.D80]-[.E80])/[.D80]*100" office:value-type="float" office:value="98.1792717086835" calcext:value-type="float">
            <text:p>98.1792717086835</text:p>
          </table:table-cell>
        </table:table-row>
        <table:table-row table:style-name="ro2">
          <table:table-cell office:value-type="string" calcext:value-type="string">
            <text:p>Pumpkin1_P5Tamil.txt</text:p>
          </table:table-cell>
          <table:table-cell office:value-type="float" office:value="0.935767669423136" calcext:value-type="float">
            <text:p>0.935767669423136</text:p>
          </table:table-cell>
          <table:table-cell office:value-type="float" office:value="718" calcext:value-type="float">
            <text:p>718</text:p>
          </table:table-cell>
          <table:table-cell office:value-type="float" office:value="714" calcext:value-type="float">
            <text:p>714</text:p>
          </table:table-cell>
          <table:table-cell office:value-type="float" office:value="11" calcext:value-type="float">
            <text:p>11</text:p>
          </table:table-cell>
          <table:table-cell office:value-type="float" office:value="14.0129041671753" calcext:value-type="float">
            <text:p>14.0129041671753</text:p>
          </table:table-cell>
          <table:table-cell table:formula="of:=([.D81]-[.E81])/[.D81]*100" office:value-type="float" office:value="98.4593837535014" calcext:value-type="float">
            <text:p>98.4593837535014</text:p>
          </table:table-cell>
        </table:table-row>
        <table:table-row table:style-name="ro2">
          <table:table-cell office:value-type="string" calcext:value-type="string">
            <text:p>Autumn1_States.txt</text:p>
          </table:table-cell>
          <table:table-cell office:value-type="float" office:value="0.966666666666667" calcext:value-type="float">
            <text:p>0.966666666666667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5.66129565238953" calcext:value-type="float">
            <text:p>5.66129565238953</text:p>
          </table:table-cell>
          <table:table-cell table:formula="of:=([.D82]-[.E82])/[.D82]*100" office:value-type="float" office:value="99.645390070922" calcext:value-type="float">
            <text:p>99.645390070922</text:p>
          </table:table-cell>
        </table:table-row>
        <table:table-row table:style-name="ro2">
          <table:table-cell office:value-type="string" calcext:value-type="string">
            <text:p>GreenlandIceSheet_P3Interlaken.txt</text:p>
          </table:table-cell>
          <table:table-cell office:value-type="float" office:value="0.925870201303688" calcext:value-type="float">
            <text:p>0.925870201303688</text:p>
          </table:table-cell>
          <table:table-cell office:value-type="float" office:value="583" calcext:value-type="float">
            <text:p>583</text:p>
          </table:table-cell>
          <table:table-cell office:value-type="float" office:value="580" calcext:value-type="float">
            <text:p>580</text:p>
          </table:table-cell>
          <table:table-cell office:value-type="float" office:value="12" calcext:value-type="float">
            <text:p>12</text:p>
          </table:table-cell>
          <table:table-cell office:value-type="float" office:value="11.7044968605042" calcext:value-type="float">
            <text:p>11.7044968605042</text:p>
          </table:table-cell>
          <table:table-cell table:formula="of:=([.D83]-[.E83])/[.D83]*100" office:value-type="float" office:value="97.9310344827586" calcext:value-type="float">
            <text:p>97.9310344827586</text:p>
          </table:table-cell>
        </table:table-row>
        <table:table-row table:style-name="ro2">
          <table:table-cell office:value-type="string" calcext:value-type="string">
            <text:p>RainyLondon_P2GlobalWarming.txt</text:p>
          </table:table-cell>
          <table:table-cell office:value-type="float" office:value="0.833521732728752" calcext:value-type="float">
            <text:p>0.833521732728752</text:p>
          </table:table-cell>
          <table:table-cell office:value-type="float" office:value="575" calcext:value-type="float">
            <text:p>575</text:p>
          </table:table-cell>
          <table:table-cell office:value-type="float" office:value="573" calcext:value-type="float">
            <text:p>573</text:p>
          </table:table-cell>
          <table:table-cell office:value-type="float" office:value="11" calcext:value-type="float">
            <text:p>11</text:p>
          </table:table-cell>
          <table:table-cell office:value-type="float" office:value="12.1445226669312" calcext:value-type="float">
            <text:p>12.1445226669312</text:p>
          </table:table-cell>
          <table:table-cell table:formula="of:=([.D84]-[.E84])/[.D84]*100" office:value-type="float" office:value="98.0802792321117" calcext:value-type="float">
            <text:p>98.0802792321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6T16:47:48.107790057</dc:date>
    <meta:editing-duration>PT56S</meta:editing-duration>
    <meta:editing-cycles>1</meta:editing-cycles>
    <meta:document-statistic meta:table-count="1" meta:cell-count="588" meta:object-count="0"/>
    <meta:generator>LibreOffice/6.4.7.2$Linux_X86_64 LibreOffice_project/40$Build-2</meta:generator>
  </office:meta>
</office:document-meta>
</file>